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5" style:family="paragraph" style:parent-style-name="Standard" style:list-style-name="L3"/>
    <style:style style:name="P6" style:family="paragraph" style:parent-style-name="Standard" style:list-style-name="L4"/>
    <style:style style:name="P7" style:family="paragraph" style:parent-style-name="Text_20_body" style:list-style-name="L1"/>
    <style:style style:name="P8" style:family="paragraph" style:parent-style-name="Text_20_body" style:list-style-name="L2"/>
    <style:style style:name="P9" style:family="paragraph" style:parent-style-name="Heading_20_1" style:list-style-name=""/>
    <style:style style:name="P10"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Wifi Gateway</text:p>
      <text:h text:style-name="Heading_20_1" text:outline-level="1">Introduction</text:h>
      <text:p text:style-name="Text_20_body">This document describes the requirements, design and implementation of a wifi internet gateway manager. The gateway runs on a single host with a wireless card and a route to the internet on a separate interface. Wireless clients are able to enrol on the AP and access the Internet. Before they can, they are redirected to a web page where they have to do something to login. Requests are blocked on all other ports. Sessions are monitored and have configurable time, quota, bandwidth constraints (see requirements).</text:p>
      <text:h text:style-name="Heading_20_1" text:outline-level="1">Design</text:h>
      <text:p text:style-name="Text_20_body">Note the design is heavily influenced by technical constraints and available technologies.</text:p>
      <text:h text:style-name="Heading_20_2" text:outline-level="2">Topology/HW:</text:h>
      <text:p text:style-name="Text_20_body">One host runs everything. This host plugs into an existing LAN and affectively just acts as a host on that LAN. <text:s/>It offers the wireless on another interface. Following core components come together to implement the gateway on a single host:</text:p>
      <text:list xml:id="list1997453135" text:style-name="L1">
        <text:list-item>
          <text:p text:style-name="P7">IPTables and MASQ capability.</text:p>
        </text:list-item>
        <text:list-item>
          <text:p text:style-name="P7">DNSMasq for DHCP.</text:p>
        </text:list-item>
        <text:list-item>
          <text:p text:style-name="P7">Hostapd.</text:p>
        </text:list-item>
        <text:list-item>
          <text:p text:style-name="P7">A wireless card.</text:p>
        </text:list-item>
      </text:list>
      <text:p text:style-name="Standard"/>
      <text:p text:style-name="Standard">See http://exain.wordpress.com/2011/03/31/making-a-wifi-hotspot-access-point-using-linux-wifi-lan-cardusb-adapter/.</text:p>
      <text:h text:style-name="Heading_20_2" text:outline-level="2">Requirements and Constraints</text:h>
      <text:list xml:id="list479824253" text:style-name="L2">
        <text:list-item>
          <text:p text:style-name="P8">Gateway is also a DHCP server and uses IPTables.</text:p>
        </text:list-item>
        <text:list-item>
          <text:p text:style-name="P8">Everything is on one host – no separate wireless router etc.</text:p>
        </text:list-item>
        <text:list-item>
          <text:p text:style-name="P8">Client identity is based on IP and MAC, and basic exploits are covered off.</text:p>
        </text:list-item>
        <text:list-item>
          <text:p text:style-name="P8">A web interface is available via which an admin user can change quota settings etc.</text:p>
        </text:list-item>
        <text:list-item>
          <text:p text:style-name="P8">Client must accept terms of usage and perform some action via a web form to start using the internet gateway. For example, click a button saying “I agree to terms of use”.</text:p>
        </text:list-item>
        <text:list-item>
          <text:p text:style-name="P8">A web page is presented to the client that presents status, quota remaining, quota used, time logged in, etc.</text:p>
        </text:list-item>
        <text:list-item>
          <text:p text:style-name="P8">Client can a pause session. The session remains active but noaccess is provided. Pausing has a max time. After which the sessions is terminated. <text:s/>The user will simply have to log back in. The session will remain and start from where it left off. Pause may not be applicable where time is unlimited. In that case its either disabled or a null op.</text:p>
        </text:list-item>
        <text:list-item>
          <text:p text:style-name="P8">Sessions timeout with no activity. When a session timeout the session is ended and the user of that session will have to start a new one. However the given host is tracked beyond the lifetime of the session so that quotas can be enforced properly.</text:p>
        </text:list-item>
        <text:list-item>
          <text:p text:style-name="P8">There is a free usage tier, that can be configured by admin. Config settings are BW, data <text:soft-page-break/>quota, time limit.</text:p>
        </text:list-item>
        <text:list-item>
          <text:p text:style-name="P8">There is a paid usage tier where users are charged.</text:p>
        </text:list-item>
        <text:list-item>
          <text:p text:style-name="P8">Some addresses on the LAN are accessible without starting a session.</text:p>
        </text:list-item>
        <text:list-item>
          <text:p text:style-name="P8">Some addresses do not count towards quota.</text:p>
        </text:list-item>
      </text:list>
      <text:h text:style-name="P9" text:outline-level="1"/>
      <text:h text:style-name="P10" text:outline-level="1">Implementation</text:h>
      <text:h text:style-name="Heading_20_2" text:outline-level="2">Identifying Clients:</text:h>
      <text:p text:style-name="Standard">We have options to ident clients; MAC or IP. In both cases a source addr can be spoofed and traffic directed to from the spoofer. <text:s/>However things wont work well for the spoofer in either case of MAC or IP spoof. The spoof could take over from some client that leaves the NW or moves to another AP. One way to prevent this is to require the client to leave open the redirect web page and periodically update say every 2 min. This way the spoofer could only use the NW for &lt; 2 Min. Also note reassociation to another AP is only a problem if that also entails the client moving to another LAN - which is not normally the case.</text:p>
      <text:p text:style-name="Standard">Problem with MAC is a web server cannot get the MAC of the client easily.</text:p>
      <text:p text:style-name="Standard">Problem with IP is assignment and reassignment; If the client restarts NW card they may be allocated a new address, meaning they will have to start a new session and the old session can be hijacked (but only for a limited time if above update mechanism is implemented).</text:p>
      <text:p text:style-name="Standard"/>
      <text:p text:style-name="Standard">Assertion: Use IP and a session key to update periodically. Clients will have to keep a window open - this is fine for 99% of clients and 100% of intended uses for the gateway.</text:p>
      <text:p text:style-name="Standard"/>
      <text:h text:style-name="Heading_20_2" text:outline-level="2">DHCP:</text:h>
      <text:p text:style-name="Standard">Basic assumption is that any anonymous user can request a lease, and from there they interact with the gateway. This means they can potentially access other hosts/services on the network. But they could do that with or with out DHCP giving them an address. Any other services on the WiFi LAN should be secure and clients can fend for themselves.</text:p>
      <text:p text:style-name="Preformatted_20_Text"/>
      <text:h text:style-name="Heading_20_2" text:outline-level="2">DNS:</text:h>
      <text:p text:style-name="Standard">When a client first tries to access the internet they'll generally do a DNS lookup for google say. This has to send them to the gateway until the client is <text:s/>logged in. This can be achieved by having DHCP set the DNS server address for the client. Then have gw just resolve everything to itself until the client is registered. Then use a different DNS server or conf once session est;</text:p>
      <text:p text:style-name="Standard"/>
      <text:list xml:id="list1688798973" text:style-name="L3">
        <text:list-item>
          <text:p text:style-name="P5">Set local DHCP server dns=8.8.8.8 or some other DNS server that is not the gateway.</text:p>
        </text:list-item>
        <text:list-item>
          <text:p text:style-name="P5">Set the gateway DNS to return its own address for all DNS requests: address=/#/$ip</text:p>
        </text:list-item>
        <text:list-item>
          <text:p text:style-name="P5">Have the controlling host redirect all DNS traffic to the local host <text:span text:style-name="T1">until</text:span> the user is logged in. After that redirect the DNS traffic according to the client's wishes, which should be as configured in step one.</text:p>
        </text:list-item>
      </text:list>
      <text:p text:style-name="P1"/>
      <text:p text:style-name="P1">Works but has limitations. </text:p>
      <text:h text:style-name="Heading_20_3" text:outline-level="3">DNSMasq config:</text:h>
      <text:p text:style-name="Text_20_body">To achieve above:</text:p>
      <text:p text:style-name="P3"/>
      <text:p text:style-name="P3"># Only play on one If.</text:p>
      <text:p text:style-name="P4">interface=eth0</text:p>
      <text:p text:style-name="P3"># Don't read resolv.conf</text:p>
      <text:p text:style-name="P3">no-resolv</text:p>
      <text:p text:style-name="P3"># Return this <text:s/>hosts address for all DNS requests.</text:p>
      <text:p text:style-name="P3">Address=/#/192.168.1.1</text:p>
      <text:p text:style-name="P3"># Enable and <text:s/>configure DHCP.</text:p>
      <text:p text:style-name="P3"><text:soft-page-break/>dhcp-range=192.168.1.32,192.168.1.254,1h</text:p>
      <text:p text:style-name="P3">dhcp-option=6,8.8.8.8</text:p>
      <text:p text:style-name="Preformatted_20_Text"/>
      <text:h text:style-name="Heading_20_2" text:outline-level="2">IPTables:</text:h>
      <text:p text:style-name="Standard"/>
      <text:list xml:id="list2035199943" text:style-name="L4">
        <text:list-item>
          <text:p text:style-name="P6">What are the states of the records in IPTables for a session. For a given client they should either exist or not exist if a user has access. More complex state such as potentially credit session timers, uid, are maintained externally but kept in sync with iptables record indexes (sync is assumed locked). That is w.r.t IPTables there are two states a client can have – on/off. </text:p>
        </text:list-item>
        <text:list-item>
          <text:p text:style-name="P6">The controlling host is the gateway the DHCP server, and the web server. Thus the controlling host has to be accessible to all clients for DHCP, and at starting a session for login.</text:p>
        </text:list-item>
        <text:list-item>
          <text:p text:style-name="P6">Clients that are not authorised have to have all connections except to port 80 connection dropped and all port 80 connections redirected to local.</text:p>
        </text:list-item>
        <text:list-item>
          <text:p text:style-name="P6">(3) can only be done with REDIRECT valid from nat.PREROUTING and nat.OUTPUT so packets must be marked.</text:p>
        </text:list-item>
      </text:list>
      <text:p text:style-name="Preformatted_20_Text"/>
      <text:h text:style-name="Heading_20_1" text:outline-level="1">Project Plan</text:h>
      <text:p text:style-name="Standard">A first phase of development is planned. Later phases will add; centralized user management, login, user accounts, credit/bw limit options, a payment GW option.</text:p>
      <text:p text:style-name="Standard"/>
      <text:p text:style-name="Standard">First phase of implementation is as follows:</text:p>
      <text:p text:style-name="Standard"/>
      <text:p text:style-name="Standard">1: Purchase a compat wireless card and configure hostapd or similar, and dhcpd.</text:p>
      <text:p text:style-name="Standard">1.1 Alt: use eth0 as the controlled lan and wlan0 as the gateway - simple.</text:p>
      <text:p text:style-name="Standard">2: Implement the basic IP tables rules to block all, except a redirect to host:80, and allow from a db of IP addrs.</text:p>
      <text:p text:style-name="Standard">3: At this point the user must do something to enable access. Implement the dummy action of entering a non zero user name and checking an I agree check box.</text:p>
      <text:p text:style-name="Standard">4: Register the users MAC and allow access.</text:p>
      <text:p text:style-name="Standard">5: Implement javascript to incrementally update credential via a dummy ping to an end point and the corresponding timeout and refresh of IPTables 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style:font-size-asian="10pt" style:font-name-complex="FreeSans"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meta:initial-creator>
    <meta:creation-date>2012-12-18T08:19:47</meta:creation-date>
    <dc:date>2014-06-28T08:14:43</dc:date>
    <meta:editing-duration>PT2H49M31S</meta:editing-duration>
    <meta:editing-cycles>29</meta:editing-cycles>
    <meta:generator>LibreOffice/3.5$Linux_X86_64 LibreOffice_project/350m1$Build-2</meta:generator>
    <meta:document-statistic meta:table-count="0" meta:image-count="0" meta:object-count="0" meta:page-count="4" meta:paragraph-count="64" meta:word-count="1186" meta:character-count="4194" meta:non-whitespace-character-count="5676"/>
  </office:meta>
</office:document-meta>
</file>